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SearchProper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ablePropertyReport.init( DavResource resource , Report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ncipalSearchPropert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ncipalSearchProperty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ablePropertyReport.addPrincipalSearchProperty( DavPropertyName propName , String description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ableProperty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SearchProperty.PrincipalSearchProperty( DavPropertyName propName , String description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archableProperty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ablePropertyReport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